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5" manifest:media-type=""/>
  <manifest:file-entry manifest:full-path="ObjectReplacements/Object 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1" manifest:media-type=""/>
  <manifest:file-entry manifest:full-path="ObjectReplacements/Object 5" manifest:media-type=""/>
  <manifest:file-entry manifest:full-path="ObjectReplacements/Object 19" manifest:media-type="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Pictures/1000000100000119000000EF56212786A7D557CF.png" manifest:media-type="image/png"/>
  <manifest:file-entry manifest:full-path="Pictures/100000010000018B000000FCFA96E24DAC786B95.png" manifest:media-type="image/png"/>
  <manifest:file-entry manifest:full-path="Pictures/1000000000000231000001A41A7A21C0910E9014.png" manifest:media-type="image/png"/>
  <manifest:file-entry manifest:full-path="Pictures/10000000000001740000012763DDC9901DA03B37.png" manifest:media-type="image/png"/>
  <manifest:file-entry manifest:full-path="Pictures/100000000000017E0000012730E3DF8FB3A430B0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 style:font-pitch="variable"/>
    <style:font-face style:name="Roboto-Regular1" svg:font-family="Roboto-Regular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/>
      <style:paragraph-properties style:writing-mode="lr-tb"/>
    </style:style>
    <style:style style:name="gr3" style:family="graphic" style:parent-style-name="Объект_20_без_20_заливки_20_и_20_линий_5f_37">
      <style:graphic-properties draw:textarea-horizontal-align="center" draw:textarea-vertical-align="middle" draw:ole-draw-aspect="1" style:protect="size"/>
      <style:paragraph-properties style:writing-mode="lr-tb"/>
    </style:style>
    <style:style style:name="gr4" style:family="graphic" style:parent-style-name="standard" style:list-style-name="L2">
      <style:graphic-properties draw:stroke="none" draw:fill="solid" draw:fill-color="#dee6ef" fo:min-height="5.35cm"/>
      <style:paragraph-properties style:writing-mode="lr-tb"/>
    </style:style>
    <style:style style:name="gr5" style:family="graphic" style:parent-style-name="Обычный_5f_1_5f_1_5f_1_5f_6">
      <style:graphic-properties draw:stroke="none" svg:stroke-color="#000000" draw:fill="solid" draw:fill-color="#ccf4c6" draw:auto-grow-height="true" draw:auto-grow-width="false" fo:max-height="0cm" fo:min-height="4.35cm"/>
      <style:paragraph-properties style:writing-mode="lr-tb"/>
    </style:style>
    <style:style style:name="gr6" style:family="graphic" style:parent-style-name="Объект_20_без_20_заливки_20_и_20_линий_5f_37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1_5f_1_5f_1_5f_5">
      <style:graphic-properties draw:stroke="none" svg:stroke-color="#000000" draw:fill="solid" draw:fill-color="#aadcf7" draw:auto-grow-height="true" draw:auto-grow-width="false" fo:max-height="0cm" fo:min-height="10.582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7">
      <style:graphic-properties draw:stroke="none" svg:stroke-color="#000000" draw:fill="solid" draw:fill-color="#fde9a9" draw:auto-grow-height="true" draw:auto-grow-width="false" fo:max-height="0cm" fo:min-height="2.75cm"/>
      <style:paragraph-properties style:writing-mode="lr-tb"/>
    </style:style>
    <style:style style:name="gr10" style:family="graphic" style:parent-style-name="Объект_20_без_20_заливки_20_и_20_линий_5f_38">
      <style:graphic-properties draw:fill="solid" draw:fill-color="#fde9a9" draw:textarea-horizontal-align="center" draw:textarea-vertical-align="middle" draw:ole-draw-aspect="1" style:protect="size"/>
    </style:style>
    <style:style style:name="gr11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5.95cm"/>
      <style:paragraph-properties style:writing-mode="lr-tb"/>
    </style:style>
    <style:style style:name="gr12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3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14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15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6" style:family="graphic" style:parent-style-name="standard">
      <style:graphic-properties draw:stroke="none" draw:fill="none" fo:min-height="0.771cm"/>
      <style:paragraph-properties style:writing-mode="lr-tb"/>
    </style:style>
    <style:style style:name="gr17" style:family="graphic" style:parent-style-name="Обычный_5f_1_5f_1_5f_1_5f_5_5f_1_5f_1_5f_2" style:list-style-name="L2">
      <style:graphic-properties draw:stroke="none" svg:stroke-color="#000000" draw:fill="none" draw:fill-color="#ffffff" draw:auto-grow-height="true" draw:auto-grow-width="false" fo:max-height="0cm" fo:min-height="8.164cm"/>
      <style:paragraph-properties style:writing-mode="lr-tb"/>
    </style:style>
    <style:style style:name="gr18" style:family="graphic" style:parent-style-name="Обычный_5f_1_5f_1_5f_1_5f_5_5f_1_5f_1_5f_2_5f_4_5f_2_5f_2" style:list-style-name="L2">
      <style:graphic-properties draw:stroke="none" svg:stroke-color="#000000" draw:fill="none" draw:fill-color="#ffffff" draw:auto-grow-height="true" draw:auto-grow-width="false" fo:max-height="0cm" fo:min-height="1.199cm"/>
      <style:paragraph-properties style:writing-mode="lr-tb"/>
    </style:style>
    <style:style style:name="gr19" style:family="graphic" style:parent-style-name="Объект_20_без_20_заливки_20_и_20_линий_5f_42_5f_2_5f_2_5f_1_5f_2_5f_1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_5f_1_5f_1_5f_5_5f_1_5f_1_5f_2_5f_4_5f_2_5f_2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21" style:family="graphic" style:parent-style-name="Объект_20_без_20_заливки_20_и_20_линий_5f_42_5f_2_5f_2_5f_1_5f_2_5f_1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ычный_5f_1_5f_1_5f_1_5f_5_5f_1_5f_1_5f_2_5f_4_5f_2_5f_2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23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24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4.496cm"/>
      <style:paragraph-properties style:writing-mode="lr-tb"/>
    </style:style>
    <style:style style:name="gr25" style:family="graphic" style:parent-style-name="Объект_20_без_20_заливки_20_и_20_линий_5f_44_5f_1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1.225cm"/>
      <style:paragraph-properties style:writing-mode="lr-tb"/>
    </style:style>
    <style:style style:name="gr27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5.854cm"/>
      <style:paragraph-properties style:writing-mode="lr-tb"/>
    </style:style>
    <style:style style:name="gr28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29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30" style:family="graphic" style:parent-style-name="Обычный_5f_1_5f_1_5f_1_5f_5_5f_1_5f_1_5f_2_5f_1" style:list-style-name="L2">
      <style:graphic-properties draw:stroke="none" svg:stroke-color="#000000" draw:fill="solid" draw:fill-color="#ccf4c6" draw:auto-grow-height="true" draw:auto-grow-width="false" fo:max-height="0cm" fo:min-height="2.75cm"/>
      <style:paragraph-properties style:writing-mode="lr-tb"/>
    </style:style>
    <style:style style:name="gr31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Обычный_5f_1_5f_1_5f_1_5f_5_5f_1_5f_1_5f_2_5f_4_5f_1_5f_1" style:list-style-name="L2">
      <style:graphic-properties draw:stroke="none" svg:stroke-color="#000000" draw:fill="solid" draw:fill-color="#fde9a9" draw:auto-grow-height="true" draw:auto-grow-width="false" fo:max-height="0cm" fo:min-height="6.35cm"/>
      <style:paragraph-properties style:writing-mode="lr-tb"/>
    </style:style>
    <style:style style:name="gr33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34" style:family="graphic" style:parent-style-name="Объект_20_без_20_заливки_20_и_20_линий_5f_42_5f_3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3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37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38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2.186cm"/>
      <style:paragraph-properties style:writing-mode="lr-tb"/>
    </style:style>
    <style:style style:name="gr39" style:family="graphic" style:parent-style-name="Обычный_5f_1_5f_1_5f_1_5f_5_5f_1_5f_1_5f_2_5f_1_5f_1_5f_2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40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41" style:family="graphic" style:parent-style-name="Обычный_5f_1_5f_1_5f_1_5f_5_5f_1_5f_1_5f_2_5f_1_5f_1_5f_2_5f_1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42" style:family="graphic" style:parent-style-name="Объект_20_без_20_заливки_20_и_20_линий_5f_42_5f_1">
      <style:graphic-properties draw:textarea-horizontal-align="center" draw:textarea-vertical-align="middle" draw:ole-draw-aspect="1" style:protect="size"/>
    </style:style>
    <style:style style:name="gr43" style:family="graphic" style:parent-style-name="Обычный_5f_1">
      <style:graphic-properties draw:stroke="none" draw:fill="none" fo:min-height="0.771cm"/>
      <style:paragraph-properties style:writing-mode="lr-tb"/>
    </style:style>
    <style:style style:name="gr44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45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46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4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49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3.081cm"/>
      <style:paragraph-properties style:writing-mode="lr-tb"/>
    </style:style>
    <style:style style:name="gr50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51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52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3.081cm"/>
      <style:paragraph-properties style:writing-mode="lr-tb"/>
    </style:style>
    <style:style style:name="gr53" style:family="graphic" style:parent-style-name="Обычный_5f_1_5f_1_5f_1_5f_5_5f_1_5f_1_5f_2_5f_1_5f_1_5f_2_5f_2_5f_1_5f_1_5f_1_5f_1" style:list-style-name="L2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54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55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56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57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58" style:family="graphic" style:parent-style-name="Обычный_5f_2_5f_2_5f_1" style:list-style-name="L2">
      <style:graphic-properties draw:stroke="none" svg:stroke-color="#000000" draw:fill="none" draw:fill-color="#ffffff" draw:auto-grow-height="true" draw:auto-grow-width="false" fo:max-height="0cm" fo:min-height="11.49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draw:auto-grow-height="true" fo:min-height="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solid" draw:fill-color="#dee6ef"/>
      <style:paragraph-properties fo:margin-left="0cm" fo:margin-right="0cm" fo:margin-top="0cm" fo:margin-bottom="0cm" fo:line-height="100%" fo:text-indent="0cm"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ccf4c6"/>
      <style:paragraph-properties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aadcf7"/>
      <style:paragraph-properties fo:text-align="center" style:writing-mode="lr-tb"/>
    </style:style>
    <style:style style:name="P13" style:family="paragraph">
      <loext:graphic-properties draw:fill="solid" draw:fill-color="#fde9a9"/>
      <style:paragraph-properties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4" style:family="paragraph">
      <loext:graphic-properties draw:fill="solid" draw:fill-color="#fde9a9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text-underline-style="solid" style:text-underline-width="auto" style:text-underline-color="font-color" style:font-size-asian="28pt" style:font-size-complex="28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font-weight="bold" style:font-weight-asian="bold" style:font-weight-complex="bold"/>
    </style:style>
    <style:style style:name="P24" style:family="paragraph">
      <loext:graphic-properties draw:fill="solid" draw:fill-color="#ccf4c6"/>
      <style:paragraph-properties fo:margin-left="0cm" fo:margin-right="0cm" fo:margin-top="0cm" fo:margin-bottom="0cm" fo:line-height="100%" fo:text-indent="0cm" style:writing-mode="lr-tb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25" style:family="paragraph">
      <loext:graphic-properties draw:fill="solid" draw:fill-color="#fde9a9"/>
      <style:paragraph-properties fo:margin-left="0cm" fo:margin-right="0cm" fo:margin-top="0cm" fo:margin-bottom="0cm" fo:line-height="100%" fo:text-indent="0cm" style:writing-mode="lr-tb"/>
      <style:text-properties fo:font-size="15pt" style:font-size-asian="15pt" style:font-size-complex="15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5pt" style:font-size-asian="15pt" style:font-size-complex="15pt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normal" style:font-weight-asian="normal" style:font-weight-complex="normal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34" style:family="paragraph">
      <style:paragraph-properties fo:text-align="start" style:text-autospace="none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writing-mode="lr-tb"/>
      <style:text-properties fo:font-size="22pt" style:text-underline-style="none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22pt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DejaVu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22pt" fo:font-style="normal" fo:text-shadow="none" style:text-underline-style="solid" style:text-underline-width="auto" style:text-underline-color="font-color" fo:font-weight="normal" style:letter-kerning="true" style:font-name-asian="DejaVu Sans1" style:font-size-asian="22pt" style:font-style-asian="normal" style:font-weight-asian="normal" style:font-name-complex="DejaVu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2pt" fo:font-style="normal" fo:text-shadow="none" style:text-underline-style="solid" style:text-underline-width="auto" style:text-underline-color="font-color" fo:font-weight="normal" style:letter-kerning="true" style:font-name-asian="WenQuanYi Zen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0% 100%" style:font-name="DejaVu Sans1" fo:font-size="18pt" fo:font-style="normal" style:font-name-asian="DejaVu Sans1" style:font-size-asian="18pt" style:font-style-asian="normal" style:font-name-complex="DejaVu Sans1" style:font-size-complex="18pt" style:font-style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tyle="normal" fo:text-shadow="none" style:text-underline-style="none" fo:font-weight="normal" style:letter-kerning="true" style:font-name-asian="Droid Sans Fallback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28pt" fo:font-style="italic" fo:text-shadow="none" style:text-underline-style="solid" style:text-underline-width="auto" style:text-underline-color="font-color" fo:font-weight="bold" style:letter-kerning="true" style:font-name-asian="DejaVu Sans1" style:font-size-asian="28pt" style:font-style-asian="italic" style:font-weight-asian="bold" style:font-name-complex="DejaVu Sans1" style:font-size-complex="28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italic" fo:text-shadow="none" style:text-underline-style="none" fo:font-weight="bold" style:letter-kerning="true" style:font-name-asian="DejaVu Sans1" style:font-size-asian="18pt" style:font-style-asian="italic" style:font-weight-asian="bold" style:font-name-complex="DejaVu Sans1" style:font-size-complex="18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28pt" fo:font-style="italic" fo:text-shadow="none" style:text-underline-style="none" fo:font-weight="normal" style:letter-kerning="true" style:font-name-asian="DejaVu Sans1" style:font-size-asian="28pt" style:font-style-asian="italic" style:font-weight-asian="normal" style:font-name-complex="DejaVu 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8pt" fo:font-weight="bold" style:font-weight-asian="bold" style:font-weight-complex="bold"/>
    </style:style>
    <style:style style:name="T24" style:family="text">
      <style:text-properties style:text-position="0% 100%" fo:font-size="18pt" style:font-size-asian="18pt" style:font-size-complex="18pt"/>
    </style:style>
    <style:style style:name="T25" style:family="text">
      <style:text-properties style:text-position="0% 100%" style:font-name="DejaVu Sans2" fo:font-size="18pt" style:font-name-asian="DejaVu Sans1" style:font-size-asian="18pt" style:font-name-complex="DejaVu Sans1" style:font-size-complex="18pt"/>
    </style:style>
    <style:style style:name="T26" style:family="text">
      <style:text-properties fo:font-size="18pt" fo:font-weight="normal" style:font-weight-asian="normal" style:font-weight-complex="normal"/>
    </style:style>
    <style:style style:name="T27" style:family="text">
      <style:text-properties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font-size="15pt" fo:font-style="italic" style:font-size-asian="15pt" style:font-style-asian="italic" style:font-size-complex="15pt" style:font-style-complex="italic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fo:font-variant="normal" fo:text-transform="none" fo:color="#0e0e0e" loext:opacity="100%" style:text-outline="false" style:text-line-through-style="none" style:text-line-through-type="none" style:font-name="Roboto-Regular1" fo:font-size="22pt" fo:font-style="normal" fo:text-shadow="none" style:text-underline-style="none" fo:font-weight="normal" style:letter-kerning="true" style:font-name-asian="Roboto-Regular1" style:font-size-asian="22pt" style:font-style-asian="normal" style:font-weight-asian="normal" style:font-name-complex="Roboto-Regular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e0e0e" loext:opacity="100%" style:text-outline="false" style:text-line-through-style="none" style:text-line-through-type="none" style:font-name="Roboto-Regular1" fo:font-size="22pt" fo:font-style="normal" fo:text-shadow="none" style:text-underline-style="solid" style:text-underline-width="auto" style:text-underline-color="font-color" fo:font-weight="normal" style:letter-kerning="true" style:font-name-asian="Roboto-Regular1" style:font-size-asian="22pt" style:font-style-asian="normal" style:font-weight-asian="normal" style:font-name-complex="Roboto-Regular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37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38" style:family="text">
      <style:text-properties fo:font-variant="normal" fo:text-transform="none" fo:color="#0e0e0e" loext:opacity="100%" style:text-outline="false" style:text-line-through-style="none" style:text-line-through-type="none" style:font-name="Roboto-Regular1" fo:font-size="22pt" fo:font-style="italic" fo:text-shadow="none" style:text-underline-style="solid" style:text-underline-width="auto" style:text-underline-color="font-color" fo:font-weight="normal" style:letter-kerning="true" style:font-name-asian="Roboto-Regular1" style:font-size-asian="22pt" style:font-style-asian="italic" style:font-weight-asian="normal" style:font-name-complex="Roboto-Regular1" style:font-size-complex="22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Байесовский классификатор.</text:span></text:p>
            <text:p><text:span text:style-name="T1">Оценка плотности распределения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3" draw:layer="layout" svg:width="15.8cm" svg:height="4.6cm" svg:x="2cm" svg:y="4.2cm">
          <draw:text-box>
            <text:p text:style-name="P2"><text:span text:style-name="T4">X - объекты, <text:s text:c="2"/>Y - метки классов </text:span></text:p>
            <text:p text:style-name="P2"><text:span text:style-name="T4"/></text:p>
            <text:p text:style-name="P2"><text:span text:style-name="T4">- вероятностное пространство </text:span></text:p>
            <text:p text:style-name="P2"><text:span text:style-name="T4"><text:s text:c="3"/></text:span><text:span text:style-name="T4">с плотностью</text:span></text:p>
          </draw:text-box>
        </draw:frame>
        <draw:frame presentation:style-name="pr3" draw:text-style-name="P4" draw:layer="layout" svg:width="24.599cm" svg:height="1.363cm" svg:x="0.602cm" svg:y="2.001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3" draw:text-style-name="P6" draw:layer="layout" svg:width="2.66cm" svg:height="1.168cm" svg:x="2.14cm" svg:y="5.6cm">
          <draw:object xlink:href="./Object 61" xlink:type="simple" xlink:show="embed" xlink:actuate="onLoad">
            <loext:p text:style-name="P5">
              <text:span text:style-name="T4">
                <text:s text:c="5"/>
              </text:span>
            </loext:p>
          </draw:object>
          <draw:image xlink:href="./ObjectReplacements/Object 61" xlink:type="simple" xlink:show="embed" xlink:actuate="onLoad"/>
        </draw:frame>
        <draw:frame draw:style-name="gr3" draw:text-style-name="P6" draw:layer="layout" svg:width="3.499cm" svg:height="1.265cm" svg:x="12.701cm" svg:y="6.535cm">
          <draw:object xlink:href="./Object 62" xlink:type="simple" xlink:show="embed" xlink:actuate="onLoad">
            <loext:p text:style-name="P5">
              <text:span text:style-name="T4">
                <text:s/>
              </text:span>
            </loext:p>
          </draw:object>
          <draw:image xlink:href="./ObjectReplacements/Object 62" xlink:type="simple" xlink:show="embed" xlink:actuate="onLoad"/>
        </draw:frame>
        <draw:frame draw:style-name="gr4" draw:text-style-name="P8" draw:layer="layout" svg:width="21.336cm" svg:height="5.6cm" svg:x="2.8cm" svg:y="9cm">
          <draw:text-box>
            <text:p text:style-name="P7"><text:span text:style-name="T6"/></text:p>
            <text:p text:style-name="P7"><text:span text:style-name="T7">выборка:</text:span><text:span text:style-name="T6"> </text:span></text:p>
            <text:p><text:span text:style-name="T6"/></text:p>
            <text:p><text:span text:style-name="T7">Задача</text:span><text:span text:style-name="T1">: </text:span><text:span text:style-name="T6">построить </text:span>классификатор с минимальной ошибкой</text:p>
          </draw:text-box>
        </draw:frame>
        <draw:frame draw:style-name="gr3" draw:text-style-name="P9" draw:layer="layout" svg:width="8.373cm" svg:height="1.265cm" svg:x="6.291cm" svg:y="9.735cm">
          <draw:object xlink:href="./Object 63" xlink:type="simple" xlink:show="embed" xlink:actuate="onLoad">
            <loext:p text:style-name="P5">
              <text:s/>
            </loext:p>
          </draw:object>
          <draw:image xlink:href="./ObjectReplacements/Object 63" xlink:type="simple" xlink:show="embed" xlink:actuate="onLoad"/>
        </draw:frame>
        <draw:frame draw:style-name="gr3" draw:text-style-name="P9" draw:layer="layout" svg:width="4.584cm" svg:height="1.168cm" svg:x="8.416cm" svg:y="12.4cm">
          <draw:object xlink:href="./Object 64" xlink:type="simple" xlink:show="embed" xlink:actuate="onLoad">
            <loext:p text:style-name="P5">
              <text:s/>
            </loext:p>
          </draw:object>
          <draw:image xlink:href="./ObjectReplacements/Object 64" xlink:type="simple" xlink:show="embed" xlink:actuate="onLoad"/>
        </draw:frame>
        <draw:frame draw:style-name="gr5" draw:text-style-name="P10" draw:layer="layout" svg:width="21cm" svg:height="4.6cm" svg:x="3.4cm" svg:y="15cm">
          <draw:text-box>
            <text:p><text:span text:style-name="T8">принцип максимума </text:span><text:span text:style-name="T7">апостериорной вероятности</text:span></text:p>
          </draw:text-box>
        </draw:frame>
        <draw:frame draw:style-name="gr6" draw:text-style-name="P5" draw:layer="layout" svg:width="9.607cm" svg:height="1.889cm" svg:x="7.8cm" svg:y="17.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7" draw:text-style-name="P12" draw:layer="layout" svg:width="21.008cm" svg:height="10.832cm" svg:x="1.4cm" svg:y="9cm">
          <draw:text-box>
            <text:p><text:span text:style-name="T9"><text:s text:c="10"/></text:span><text:span text:style-name="T10">б</text:span><text:span text:style-name="T11">айесовский классификатор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<text:s text:c="17"/></text:span><text:span text:style-name="T12">- потеря для объектов y</text:span></text:p>
            <text:p text:style-name="P7"><text:span text:style-name="T13"/></text:p>
            <text:p text:style-name="P7"><text:span text:style-name="T12"><text:s text:c="15"/></text:span><text:span text:style-name="T12">- доля примеров класса y (</text:span><text:span text:style-name="T13">априорная вероятность)</text:span></text:p>
            <text:p text:style-name="P7"><text:span text:style-name="T13"/></text:p>
            <text:p><text:span text:style-name="T12"><text:s text:c="15"/></text:span><text:span text:style-name="T12">- плотность </text:span><text:span text:style-name="T13"><text:s/>класса y</text:span></text:p>
          </draw:text-box>
        </draw:frame>
        <draw:frame draw:style-name="gr8" draw:text-style-name="P9" draw:layer="layout" svg:width="13.156cm" svg:height="1.889cm" svg:x="1.652cm" svg:y="11.17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3" draw:text-style-name="P6" draw:layer="layout" svg:width="1.173cm" svg:height="1.323cm" svg:x="3.435cm" svg:y="13.4cm">
          <draw:object xlink:href="./Object 6" xlink:type="simple" xlink:show="embed" xlink:actuate="onLoad">
            <loext:p text:style-name="P5">
              <text:span text:style-name="T4">
                <text:s/>
              </text:span>
            </loext:p>
          </draw:object>
          <draw:image xlink:href="./ObjectReplacements/Object 6" xlink:type="simple" xlink:show="embed" xlink:actuate="onLoad"/>
        </draw:frame>
        <draw:frame draw:style-name="gr3" draw:text-style-name="P6" draw:layer="layout" svg:width="2.484cm" svg:height="1.265cm" svg:x="2.008cm" svg:y="15cm">
          <draw:object xlink:href="./Object 8" xlink:type="simple" xlink:show="embed" xlink:actuate="onLoad">
            <loext:p text:style-name="P5">
              <text:span text:style-name="T4">
                <text:s/>
              </text:span>
            </loext:p>
          </draw:object>
          <draw:image xlink:href="./ObjectReplacements/Object 8" xlink:type="simple" xlink:show="embed" xlink:actuate="onLoad"/>
        </draw:frame>
        <draw:frame draw:style-name="gr3" draw:text-style-name="P6" draw:layer="layout" svg:width="3.245cm" svg:height="1.265cm" svg:x="1.453cm" svg:y="16.535cm">
          <draw:object xlink:href="./Object 18" xlink:type="simple" xlink:show="embed" xlink:actuate="onLoad">
            <loext:p text:style-name="P5">
              <text:span text:style-name="T4">
                <text:s/>
              </text:span>
            </loext:p>
          </draw:object>
          <draw:image xlink:href="./ObjectReplacements/Object 18" xlink:type="simple" xlink:show="embed" xlink:actuate="onLoad"/>
        </draw:frame>
        <draw:frame draw:style-name="gr5" draw:text-style-name="P10" draw:layer="layout" svg:width="21cm" svg:height="4.6cm" svg:x="1cm" svg:y="4.2cm">
          <draw:text-box>
            <text:p><text:span text:style-name="T8">принцип максимума </text:span><text:span text:style-name="T7">апостериорной вероятности</text:span></text:p>
          </draw:text-box>
        </draw:frame>
        <draw:frame draw:style-name="gr6" draw:text-style-name="P5" draw:layer="layout" svg:width="9.607cm" svg:height="1.889cm" svg:x="5.4cm" svg:y="6.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13" draw:layer="layout" svg:width="6.6cm" svg:height="3cm" svg:x="20.2cm" svg:y="5.2cm">
          <draw:text-box>
            <text:p><text:span text:style-name="T7">формула Байеса :</text:span></text:p>
          </draw:text-box>
        </draw:frame>
        <draw:frame draw:style-name="gr10" draw:text-style-name="P14" draw:layer="layout" svg:width="6.23cm" svg:height="1.59cm" svg:x="20.4cm" svg:y="6.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11" draw:text-style-name="P15" draw:layer="layout" svg:width="21.4cm" svg:height="6.2cm" svg:x="2.6cm" svg:y="6.2cm">
          <draw:text-box>
            <text:p><text:span text:style-name="T1">подходы к оценке плотности распределения</text:span></text:p>
            <text:p/>
            <text:list text:style-name="L2">
              <text:list-item>
                <text:p>непараметрический</text:p>
                <text:p/>
              </text:list-item>
              <text:list-item>
                <text:p>параметрический </text:p>
                <text:p/>
              </text:list-item>
              <text:list-item>
                <text:p>смеси распределений</text:p>
              </text:list-item>
            </text:list>
          </draw:text-box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12" draw:text-style-name="P16" draw:layer="layout" svg:width="9.6cm" svg:height="1.2cm" svg:x="1cm" svg:y="6.2cm">
          <draw:text-box>
            <text:p>параметрический подход</text:p>
          </draw:text-box>
        </draw:frame>
        <draw:frame draw:style-name="gr13" draw:text-style-name="P5" draw:layer="layout" svg:width="6.655cm" svg:height="1.265cm" svg:x="11.545cm" svg:y="7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4" draw:text-style-name="P18" draw:layer="layout" svg:width="8.6cm" svg:height="1.021cm" svg:x="2.514cm" svg:y="16.899cm">
          <draw:text-box>
            <text:p text:style-name="P17">смеси распределений</text:p>
          </draw:text-box>
        </draw:frame>
        <draw:frame draw:style-name="gr13" draw:text-style-name="P5" draw:layer="layout" svg:width="9.823cm" svg:height="2.85cm" svg:x="11.377cm" svg:y="16.9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6" draw:layer="layout" svg:width="10.4cm" svg:height="1.4cm" svg:x="1.372cm" svg:y="10.744cm">
          <draw:text-box>
            <text:p>НЕпараметрический подход</text:p>
          </draw:text-box>
        </draw:frame>
        <draw:frame draw:style-name="gr13" draw:text-style-name="P5" draw:layer="layout" svg:width="13.457cm" svg:height="2.956cm" svg:x="11.2cm" svg:y="11.64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5">Восстановление плотности</text:span></text:p>
          </draw:text-box>
        </draw:frame>
        <draw:frame draw:style-name="gr16" draw:text-style-name="P19" draw:layer="layout" svg:width="17.486cm" svg:height="1.021cm" svg:x="1.314cm" svg:y="4.2cm">
          <draw:text-box>
            <text:p><text:span text:style-name="T1">подходы к оценке плотности распределения</text:span>: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7" draw:text-style-name="P16" draw:layer="layout" svg:width="18.8cm" svg:height="8.414cm" svg:x="2.4cm" svg:y="4.2cm">
          <draw:text-box>
            <text:p text:style-name="P7"><text:span text:style-name="T14"><text:s/></text:span><text:span text:style-name="T14">«наивный Байес»</text:span></text:p>
            <text:p text:style-name="P7"><text:span text:style-name="T14"/></text:p>
            <text:p text:style-name="P7"><text:span text:style-name="T14"/></text:p>
            <text:p text:style-name="P7"><text:span text:style-name="T14">допущение</text:span><text:span text:style-name="T1">:</text:span> признаки <text:span text:style-name="T15">X</text:span> - независимы друг от друга </text:p>
            <text:p text:style-name="P7"><text:span text:style-name="T1"/></text:p>
            <text:p text:style-name="P7"><text:span text:style-name="T16">тогда многомерную плотность можно представить </text:span></text:p>
            <text:p text:style-name="P7"><text:span text:style-name="T16"><text:s text:c="6"/></text:span><text:span text:style-name="T16">как произведение одномерных плотностей </text:span></text:p>
            <text:p text:style-name="P2"><text:span text:style-name="T16"/></text:p>
            <text:p text:style-name="P2"/>
          </draw:text-box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3" draw:text-style-name="P6" draw:layer="layout" svg:width="12.623cm" svg:height="1.345cm" svg:x="7.4cm" svg:y="10.655cm">
          <draw:object xlink:href="./Object 12" xlink:type="simple" xlink:show="embed" xlink:actuate="onLoad">
            <loext:p text:style-name="P5">
              <text:span text:style-name="T4">
                <text:s/>
              </text:span>
            </loext:p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8" draw:text-style-name="P20" draw:layer="layout" svg:width="20.2cm" svg:height="1.449cm" svg:x="1.8cm" svg:y="4.8cm">
          <draw:text-box>
            <text:p><text:span text:style-name="T17">НЕпараметрический подход</text:span></text:p>
          </draw:text-box>
        </draw:frame>
        <draw:frame draw:style-name="gr19" draw:text-style-name="P5" draw:layer="layout" svg:width="8.632cm" svg:height="2.85cm" svg:x="2.8cm" svg:y="11.1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0" draw:text-style-name="P16" draw:layer="layout" svg:width="17.2cm" svg:height="1.021cm" svg:x="7.8cm" svg:y="18.4cm">
          <draw:text-box>
            <text:p><text:span text:style-name="T18">пример</text:span><text:span text:style-name="T15">:</text:span> распределение повторов слов в тексте</text:p>
          </draw:text-box>
        </draw:frame>
        <draw:frame presentation:style-name="pr3" draw:text-style-name="P4" draw:layer="layout" svg:width="24.599cm" svg:height="1.363cm" svg:x="0.605cm" svg:y="2.004cm" presentation:class="title" presentation:user-transformed="true">
          <draw:text-box>
            <text:p><text:span text:style-name="T5">Восстановление плотности</text:span></text:p>
          </draw:text-box>
        </draw:frame>
        <draw:frame draw:style-name="gr21" draw:text-style-name="P21" draw:layer="layout" svg:width="13.125cm" svg:height="10.408cm" svg:x="13.675cm" svg:y="7.8cm">
          <draw:image xlink:href="Pictures/10000000000001740000012763DDC9901DA03B37.png" xlink:type="simple" xlink:show="embed" xlink:actuate="onLoad" draw:mime-type="image/png">
            <text:p/>
          </draw:image>
        </draw:frame>
        <draw:frame draw:style-name="gr22" draw:text-style-name="P16" draw:layer="layout" svg:width="12.2cm" svg:height="1.021cm" svg:x="1.2cm" svg:y="8.4cm">
          <draw:text-box>
            <text:p><text:span text:style-name="T19">дискретный случай</text:span>: гистограмма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23" draw:text-style-name="P5" draw:layer="layout" svg:width="11.335cm" svg:height="2.85cm" svg:x="2cm" svg:y="9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22" draw:layer="layout" svg:width="21.4cm" svg:height="4.746cm" svg:x="1.4cm" svg:y="4.054cm">
          <draw:text-box>
            <text:p text:style-name="P7"><text:span text:style-name="T20">непараметрические методы </text:span></text:p>
            <text:p text:style-name="P7"><text:span text:style-name="T20"><text:s text:c="4"/></text:span><text:span text:style-name="T20">оценки плотности распределения</text:span></text:p>
            <text:p text:style-name="P7"><text:span text:style-name="T20"/></text:p>
            <text:p text:style-name="P7"><text:span text:style-name="T21">непрерывный случай: эмпирическая оценка, окно ширины </text:span><text:span text:style-name="T21">h</text:span></text:p>
            <text:p><text:span text:style-name="T21">(доля объектов попавших в отрезок)</text:span><text:span text:style-name="T22"> </text:span></text:p>
          </draw:text-box>
        </draw:frame>
        <draw:frame presentation:style-name="pr4" draw:text-style-name="P4" draw:layer="layout" svg:width="20cm" svg:height="2cm" svg:x="1.4cm" svg:y="1.6cm" presentation:class="title">
          <draw:text-box>
            <text:p><text:span text:style-name="T5">Байесовский классификатор</text:span></text:p>
          </draw:text-box>
        </draw:frame>
        <draw:frame draw:style-name="gr25" draw:text-style-name="P5" draw:layer="layout" svg:width="11.926cm" svg:height="2.909cm" svg:x="7.874cm" svg:y="15.09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6" draw:text-style-name="P23" draw:layer="layout" svg:width="16.2cm" svg:height="1.475cm" svg:x="1.4cm" svg:y="5.4cm">
          <draw:text-box>
            <text:p><text:span text:style-name="T23">оценка Парзена-Розенблата для класса y</text:span></text:p>
          </draw:text-box>
        </draw:frame>
        <draw:frame draw:style-name="gr27" draw:text-style-name="P22" draw:layer="layout" svg:width="13.6cm" svg:height="6.104cm" svg:x="5.2cm" svg:y="12.746cm">
          <draw:text-box>
            <text:p><text:span text:style-name="T4">- ядро</text:span></text:p>
            <text:p><text:span text:style-name="T4"/></text:p>
            <text:p><text:span text:style-name="T24">- количество объектов y</text:span></text:p>
            <text:p><text:span text:style-name="T24"/></text:p>
            <text:p><text:span text:style-name="T25">- мера на X</text:span></text:p>
            <text:p><text:span text:style-name="T25"/></text:p>
            <text:p><text:span text:style-name="T25">- нормирующий множитель</text:span></text:p>
          </draw:text-box>
        </draw:frame>
        <draw:frame draw:style-name="gr28" draw:text-style-name="P5" draw:layer="layout" svg:width="15.294cm" svg:height="3.033cm" svg:x="2.2cm" svg:y="8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25" draw:text-style-name="P5" draw:layer="layout" svg:width="1.54cm" svg:height="0.765cm" svg:x="3.8cm" svg:y="12.83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5" draw:text-style-name="P5" draw:layer="layout" svg:width="0.837cm" svg:height="0.795cm" svg:x="4.163cm" svg:y="14.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5" draw:text-style-name="P5" draw:layer="layout" svg:width="2.389cm" svg:height="0.809cm" svg:x="2.8cm" svg:y="15.79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5" draw:text-style-name="P5" draw:layer="layout" svg:width="1.547cm" svg:height="0.765cm" svg:x="3.653cm" svg:y="17.4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9" draw:text-style-name="P23" draw:layer="layout" svg:width="16.4cm" svg:height="2.6cm" svg:x="3cm" svg:y="4.4cm">
          <draw:text-box>
            <text:p><text:span text:style-name="T26">функции ядра для сглаживания гистограммы</text:span></text:p>
            <text:p><text:span text:style-name="T26"/></text:p>
            <text:p><text:span text:style-name="T27">KDE, Kernel Density Estimation </text:span></text:p>
          </draw:text-box>
        </draw:frame>
        <draw:frame presentation:style-name="pr3" draw:text-style-name="P4" draw:layer="layout" svg:width="24.599cm" svg:height="1.363cm" svg:x="0.608cm" svg:y="2.007cm" presentation:class="title" presentation:user-transformed="true">
          <draw:text-box>
            <text:p><text:span text:style-name="T5">Восстановление плотности</text:span></text:p>
          </draw:text-box>
        </draw:frame>
        <draw:frame draw:style-name="gr30" draw:text-style-name="P24" draw:layer="layout" svg:width="8cm" svg:height="3cm" svg:x="17.2cm" svg:y="16.2cm">
          <draw:text-box>
            <text:p><text:span text:style-name="T28">ядро Епанечникова:</text:span></text:p>
          </draw:text-box>
        </draw:frame>
        <draw:frame draw:style-name="gr31" draw:text-style-name="P21" draw:layer="layout" svg:width="14.84cm" svg:height="11.11cm" svg:x="1.56cm" svg:y="8cm">
          <draw:image xlink:href="Pictures/1000000000000231000001A41A7A21C0910E9014.png" xlink:type="simple" xlink:show="embed" xlink:actuate="onLoad" draw:mime-type="image/png">
            <text:p/>
          </draw:image>
        </draw:frame>
        <draw:frame draw:style-name="gr32" draw:text-style-name="P25" draw:layer="layout" svg:width="9.6cm" svg:height="6.6cm" svg:x="17cm" svg:y="7.8cm">
          <draw:text-box>
            <text:p><text:span text:style-name="T29">чётная ф-ция</text:span></text:p>
            <text:p><text:span text:style-name="T29"/></text:p>
            <text:p><text:span text:style-name="T29"/></text:p>
            <text:p><text:span text:style-name="T29"/></text:p>
            <text:p><text:span text:style-name="T29">нормированная </text:span></text:p>
            <text:p><text:span text:style-name="T29"><text:s/></text:span></text:p>
            <text:p><text:span text:style-name="T29"/></text:p>
            <text:p><text:span text:style-name="T29">невозрастающая при </text:span><text:span text:style-name="T30">r&gt;0</text:span><text:span text:style-name="T29">, неотрицательная ф-ция </text:span></text:p>
            <text:p><text:span text:style-name="T29"/></text:p>
          </draw:text-box>
        </draw:frame>
        <draw:frame draw:style-name="gr25" draw:text-style-name="P5" draw:layer="layout" svg:width="3.874cm" svg:height="0.765cm" svg:x="19.526cm" svg:y="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5" draw:text-style-name="P5" draw:layer="layout" svg:width="3.659cm" svg:height="0.95cm" svg:x="20.2cm" svg:y="11.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33" draw:text-style-name="P5" draw:layer="layout" svg:width="6.794cm" svg:height="1.663cm" svg:x="17.806cm" svg:y="17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4" draw:layer="layout" svg:width="24.599cm" svg:height="1.363cm" svg:x="0.606cm" svg:y="2.005cm" presentation:class="title" presentation:user-transformed="true">
          <draw:text-box>
            <text:p><text:span text:style-name="T5">Восстановление плотности</text:span></text:p>
          </draw:text-box>
        </draw:frame>
        <draw:frame draw:style-name="gr34" draw:text-style-name="P21" draw:layer="layout" svg:width="12.878cm" svg:height="9.945cm" svg:x="1.122cm" svg:y="9.4cm">
          <draw:image xlink:href="Pictures/100000000000017E0000012730E3DF8FB3A430B0.png" xlink:type="simple" xlink:show="embed" xlink:actuate="onLoad" draw:mime-type="image/png">
            <text:p/>
          </draw:image>
        </draw:frame>
        <draw:frame draw:style-name="gr34" draw:text-style-name="P21" draw:layer="layout" svg:width="12.853cm" svg:height="8.2cm" svg:x="14.2cm" svg:y="10.6cm">
          <draw:image xlink:href="Pictures/100000010000018B000000FCFA96E24DAC786B95.png" xlink:type="simple" xlink:show="embed" xlink:actuate="onLoad" draw:mime-type="image/png">
            <text:p/>
          </draw:image>
        </draw:frame>
        <draw:frame draw:style-name="gr35" draw:text-style-name="P5" draw:layer="layout" svg:width="8.964cm" svg:height="2.135cm" svg:x="15.836cm" svg:y="6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6" draw:text-style-name="P26" draw:layer="layout" svg:width="11.2cm" svg:height="2.462cm" svg:x="2cm" svg:y="6.4cm">
          <draw:text-box>
            <text:p text:style-name="P7"><text:span text:style-name="T29">ядерное сглаживание (гистограммы)</text:span></text:p>
            <text:p text:style-name="P7"><text:span text:style-name="T29"/></text:p>
            <text:p><text:span text:style-name="T29">KDE, Kernel Density Estimation </text:span></text:p>
          </draw:text-box>
        </draw:frame>
        <draw:frame draw:style-name="gr37" draw:text-style-name="P23" draw:layer="layout" svg:width="15.6cm" svg:height="1.791cm" svg:x="1cm" svg:y="3.875cm">
          <draw:text-box>
            <text:p><text:span text:style-name="T20">непараметрические методы: </text:span></text:p>
            <text:p><text:span text:style-name="T26">оценка плотности Парзена-Розенблат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38" draw:text-style-name="P28" draw:layer="layout" svg:width="21.8cm" svg:height="2.436cm" svg:x="1.6cm" svg:y="8.8cm">
          <draw:text-box>
            <text:p text:style-name="P27"><text:span text:style-name="T31">Байесовский классификатор, <text:s/></text:span><text:span text:style-name="T32">метод Парзеновского окна</text:span></text:p>
          </draw:text-box>
        </draw:frame>
        <draw:frame draw:style-name="gr33" draw:text-style-name="P5" draw:layer="layout" svg:width="21.793cm" svg:height="3.033cm" svg:x="2.175cm" svg:y="11.56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8" draw:text-style-name="P5" draw:layer="layout" svg:width="8.002cm" svg:height="1.136cm" svg:x="11.8cm" svg:y="6.2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39" draw:text-style-name="P16" draw:layer="layout" svg:width="25cm" svg:height="1.791cm" svg:x="1.2cm" svg:y="5.4cm">
          <draw:text-box>
            <text:p text:style-name="P7"><text:span text:style-name="T1">оценка плотности - <text:s/>параметрический подход</text:span></text:p>
            <text:p/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40" draw:text-style-name="P5" draw:layer="layout" svg:width="6.655cm" svg:height="1.265cm" svg:x="5.145cm" svg:y="7.73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41" draw:text-style-name="P16" draw:layer="layout" svg:width="25cm" svg:height="1.791cm" svg:x="1.2cm" svg:y="5.4cm">
          <draw:text-box>
            <text:p text:style-name="P7"><text:span text:style-name="T1">оценка плотности - <text:s/>параметрический подход</text:span></text:p>
            <text:p/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42" draw:text-style-name="P5" draw:layer="layout" svg:width="6.655cm" svg:height="1.265cm" svg:x="5.145cm" svg:y="7.73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2" draw:text-style-name="P5" draw:layer="layout" svg:width="13.398cm" svg:height="2.85cm" svg:x="2cm" svg:y="11.1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3" draw:text-style-name="P19" draw:layer="layout" svg:width="13.793cm" svg:height="1.021cm" svg:x="1.2cm" svg:y="9.6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44" draw:text-style-name="P16" draw:layer="layout" svg:width="25cm" svg:height="1.791cm" svg:x="1.2cm" svg:y="5.4cm">
          <draw:text-box>
            <text:p text:style-name="P7"><text:span text:style-name="T1">оценка плотности - <text:s/>параметрический подход</text:span></text:p>
            <text:p/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45" draw:text-style-name="P5" draw:layer="layout" svg:width="6.655cm" svg:height="1.265cm" svg:x="5.145cm" svg:y="7.73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5" draw:text-style-name="P5" draw:layer="layout" svg:width="13.398cm" svg:height="2.85cm" svg:x="2cm" svg:y="11.1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3" draw:text-style-name="P19" draw:layer="layout" svg:width="13.793cm" svg:height="1.021cm" svg:x="1.2cm" svg:y="9.612cm">
          <draw:text-box>
            <text:p>принцип максимума правдоподобия</text:p>
          </draw:text-box>
        </draw:frame>
        <draw:frame draw:style-name="gr45" draw:text-style-name="P5" draw:layer="layout" svg:width="15.518cm" svg:height="2.85cm" svg:x="2.602cm" svg:y="15.5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3" draw:text-style-name="P19" draw:layer="layout" svg:width="13.793cm" svg:height="1.021cm" svg:x="1.207cm" svg:y="14.212cm">
          <draw:text-box>
            <text:p>условие оптимума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46" draw:text-style-name="P29" draw:layer="layout" svg:width="25cm" svg:height="1.021cm" svg:x="0.8cm" svg:y="4.012cm">
          <draw:text-box>
            <text:p text:style-name="P7"><text:span text:style-name="T1">допущение</text:span><text:span text:style-name="T6">: классы имеют n-мерную нормальную </text:span><text:span text:style-name="T6">плотность</text:span></text:p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45" draw:text-style-name="P5" draw:layer="layout" svg:width="20.006cm" svg:height="4.488cm" svg:x="2.194cm" svg:y="5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7" draw:text-style-name="P21" draw:layer="layout" svg:width="7.434cm" svg:height="6.323cm" svg:x="8.766cm" svg:y="11.8cm">
          <draw:image xlink:href="Pictures/1000000100000119000000EF56212786A7D557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48" draw:text-style-name="P5" draw:layer="layout" svg:width="6.207cm" svg:height="2.712cm" svg:x="2.593cm" svg:y="7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8" draw:text-style-name="P5" draw:layer="layout" svg:width="12.979cm" svg:height="2.712cm" svg:x="11.6cm" svg:y="7.48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9" draw:text-style-name="P30" draw:layer="layout" svg:width="25cm" svg:height="3.331cm" svg:x="1.2cm" svg:y="4.601cm">
          <draw:text-box>
            <text:p text:style-name="P7"><text:span text:style-name="T1">Теорема:</text:span><text:span text:style-name="T6"> параметры оценки максимального </text:span><text:span text:style-name="T6">правдоподобия </text:span></text:p>
            <text:p text:style-name="P7"><text:span text:style-name="T6">для n-мерных гауссовских плотностей классов y</text:span></text:p>
            <text:p text:style-name="P7"><text:span text:style-name="T6">имеют следующий вид <text:s/></text:span></text:p>
            <text:p text:style-name="P7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50" draw:text-style-name="P31" draw:layer="layout" svg:width="21.2cm" svg:height="1.725cm" svg:x="1.6cm" svg:y="11.812cm">
          <draw:text-box>
            <text:p text:style-name="P7"><text:span text:style-name="T31">Байесовский </text:span><text:span text:style-name="T32">классификатор: квадратичный дискриминант</text:span></text:p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51" draw:text-style-name="P5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51" draw:text-style-name="P5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51" draw:text-style-name="P5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52" draw:text-style-name="P30" draw:layer="layout" svg:width="25cm" svg:height="3.331cm" svg:x="1.2cm" svg:y="4.601cm">
          <draw:text-box>
            <text:p text:style-name="P7"><text:span text:style-name="T1">Теорема:</text:span><text:span text:style-name="T6"> параметры оценки максимального </text:span><text:span text:style-name="T6">правдоподобия </text:span></text:p>
            <text:p text:style-name="P7"><text:span text:style-name="T6">для n-мерных гауссовских плотностей классов y</text:span></text:p>
            <text:p text:style-name="P7"><text:span text:style-name="T6">имеют следующий вид <text:s/></text:span></text:p>
            <text:p text:style-name="P7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53" draw:text-style-name="P30" draw:layer="layout" svg:width="25cm" svg:height="2.561cm" svg:x="1.2cm" svg:y="4.601cm">
          <draw:text-box>
            <text:p text:style-name="P7"><text:span text:style-name="T1">Дополнение</text:span><text:span text:style-name="T6">: </text:span></text:p>
            <text:p text:style-name="P7"><text:span text:style-name="T6"><text:s text:c="3"/></text:span><text:span text:style-name="T6">если матрицы ковариаций классов равны</text:span></text:p>
            <text:p text:style-name="P7"><text:span text:style-name="T6"><text:s text:c="3"/></text:span><text:span text:style-name="T6">то параметры оценки плотности имеют следующий вид</text:span></text:p>
          </draw:text-box>
        </draw:frame>
        <draw:frame draw:style-name="gr51" draw:text-style-name="P5" draw:layer="layout" svg:width="11.937cm" svg:height="2.85cm" svg:x="12.4cm" svg:y="7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51" draw:text-style-name="P5" draw:layer="layout" svg:width="6.207cm" svg:height="2.712cm" svg:x="2.594cm" svg:y="7.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54" draw:text-style-name="P32" draw:layer="layout" svg:width="22.4cm" svg:height="1.725cm" svg:x="1.8cm" svg:y="12.2cm">
          <draw:text-box>
            <text:p text:style-name="P7"><text:span text:style-name="T31">Байесовский </text:span><text:span text:style-name="T32">классификатор:</text:span><text:span text:style-name="T33"> </text:span><text:span text:style-name="T7">линейный дискриминант </text:span><text:span text:style-name="T7">Фишера</text:span></text:p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55" draw:text-style-name="P5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56" draw:text-style-name="P30" draw:layer="layout" svg:width="25cm" svg:height="2.561cm" svg:x="1.2cm" svg:y="4.601cm">
          <draw:text-box>
            <text:p text:style-name="P7"><text:span text:style-name="T1">Дополнение</text:span><text:span text:style-name="T6">: </text:span></text:p>
            <text:p text:style-name="P7"><text:span text:style-name="T6"><text:s text:c="3"/></text:span><text:span text:style-name="T6">если матрицы ковариаций классов равны</text:span></text:p>
            <text:p text:style-name="P7"><text:span text:style-name="T6"><text:s text:c="3"/></text:span><text:span text:style-name="T6">то параметры оценки плотности имеют следующий вид</text:span></text:p>
          </draw:text-box>
        </draw:frame>
        <draw:frame draw:style-name="gr57" draw:text-style-name="P5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57" draw:text-style-name="P5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58" draw:text-style-name="P35" draw:layer="layout" svg:width="23.4cm" svg:height="11.977cm" svg:x="1cm" svg:y="4.8cm">
          <draw:text-box>
            <text:p text:style-name="P33"><text:span text:style-name="T34">git clone </text:span><text:span text:style-name="T35">https://github.com/mec</text:span><text:span text:style-name="T35">hanoid5/ml_lectorium.g</text:span><text:span text:style-name="T35">it</text:span></text:p>
            <text:p text:style-name="P34"><text:span text:style-name="T35"/></text:p>
            <text:p text:style-name="P34"><text:span text:style-name="T34">К.В. Воронцов <text:s text:c="2"/></text:span><text:span text:style-name="T34">Байесовская теория </text:span><text:span text:style-name="T34">классификации и </text:span><text:span text:style-name="T34">методы </text:span><text:span text:style-name="T34">восстановления </text:span><text:span text:style-name="T34">плотности. - Курс </text:span><text:span text:style-name="T34">"Машинное обучение" </text:span><text:span text:style-name="T34">ШАД Яндекс 2014</text:span></text:p>
            <text:p text:style-name="P17"><text:span text:style-name="T36"/></text:p>
            <text:p text:style-name="P17"><text:span text:style-name="T36"/></text:p>
            <text:p text:style-name="P27"><text:span text:style-name="T36">Борисов Е.С. <text:s text:c="4"/></text:span><text:span text:style-name="T36">Байесовский </text:span><text:span text:style-name="T36">классификатор.</text:span></text:p>
            <text:p text:style-name="P27"><text:span text:style-name="T37"><text:a xlink:href="http://mechanoid.su/ml-bayes.html" xlink:type="simple">http://mechanoid.su/ml-bayes.html</text:a></text:span></text:p>
            <text:p text:style-name="P27"><text:span text:style-name="T37"/></text:p>
            <text:p text:style-name="P17"><text:span text:style-name="T38"/></text:p>
            <text:p text:style-name="P17"><text:span text:style-name="T36"/></text:p>
            <text:p text:style-name="P17"><text:span text:style-name="T39"/></text:p>
          </draw:text-box>
        </draw:frame>
        <draw:frame presentation:style-name="pr3" draw:text-style-name="P4" draw:layer="layout" svg:width="22.999cm" svg:height="1.363cm" svg:x="1.583cm" svg:y="1.838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 style:font-pitch="variable"/>
    <style:font-face style:name="Roboto-Regular1" svg:font-family="Roboto-Regular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_5f_1" style:display-name="Обычный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_5f_1" style:display-name="Обычный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_5f_1" style:display-name="Обычный_3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_5f_1" style:display-name="Обычный_3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_5f_1" style:display-name="Обычный_1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_5f_1" style:display-name="Обычный_1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_5f_1" style:display-name="Объект без заливки и линий_19_1_1_1_1" style:family="graphic" style:parent-style-name="Обычный_5f_1_5f_9_5f_1_5f_1_5f_1">
      <style:graphic-properties draw:stroke="none" draw:fill="none"/>
    </style:style>
    <style:style style:name="Объект_20_без_20_заливки_20_и_20_линий_5f_9_5f_2_5f_1_5f_1_5f_1_5f_1" style:display-name="Объект без заливки и линий_9_2_1_1_1_1" style:family="graphic">
      <style:graphic-properties draw:stroke="none" draw:fill="none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11T10:20:29.991489443</dc:date>
    <meta:editing-duration>PT22H6M18S</meta:editing-duration>
    <meta:editing-cycles>303</meta:editing-cycles>
    <meta:generator>LibreOffice/7.2.5.2.0$Linux_X86_64 LibreOffice_project/20$Build-2</meta:generator>
    <meta:document-statistic meta:object-count="185"/>
  </office:meta>
</office:document-meta>
</file>

<file path=Object 1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10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∣</mo>
              <mi>y</mi>
            </mrow>
          </mrow>
          <mo fence="true" form="postfix" stretchy="false">)</mo>
        </mrow>
        <mo stretchy="false">=</mo>
        <msub>
          <mi>p</mi>
          <mn>1</mn>
        </msub>
      </mrow>
      <mrow>
        <mo fence="true" form="prefix" stretchy="false">(</mo>
        <mrow>
          <mrow>
            <msub>
              <mi>x</mi>
              <mn>1</mn>
            </msub>
            <mo stretchy="false">∣</mo>
            <mi>y</mi>
          </mrow>
        </mrow>
        <mo fence="true" form="postfix" stretchy="false">)</mo>
      </mrow>
      <mo stretchy="false">…</mo>
      <msub>
        <mi>p</mi>
        <mi>n</mi>
      </msub>
      <mrow>
        <mo fence="true" form="prefix" stretchy="false">(</mo>
        <mrow>
          <mrow>
            <msub>
              <mi>x</mi>
              <mi>n</mi>
            </msub>
            <mo stretchy="false">∣</mo>
            <mi>y</mi>
          </mrow>
        </mrow>
        <mo fence="true" form="postfix" stretchy="false">)</mo>
      </mrow>
    </mrow>
    <annotation encoding="StarMath 5.0">p( x divides y ) = p_1( x_1 divides y ) dotslow p_n( x_n divides y )</annotation>
  </semantics>
</math>
</file>

<file path=Object 1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form="prefix" stretchy="true">[</mo>
            <mrow>
              <mrow>
                <mfrac>
                  <mrow>
                    <mo fence="true" form="prefix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form="postfix" stretchy="false">|</mo>
                  </mrow>
                  <mi>h</mi>
                </mfrac>
                <mo stretchy="false">&lt;</mo>
                <mn>1</mn>
              </mrow>
            </mrow>
            <mo fence="true" form="postfix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1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16/content.xml><?xml version="1.0" encoding="utf-8"?>
<math xmlns="http://www.w3.org/1998/Math/MathML" display="block">
  <semantics>
    <mrow>
      <mi>K</mi>
      <mrow>
        <mo fence="true" form="prefix" stretchy="false">(</mo>
        <mrow>
          <mi>r</mi>
        </mrow>
        <mo fence="true" form="postfix" stretchy="false">)</mo>
      </mrow>
    </mrow>
    <annotation encoding="StarMath 5.0">K( r )</annotation>
  </semantics>
</math>
</file>

<file path=Object 17/content.xml><?xml version="1.0" encoding="utf-8"?>
<math xmlns="http://www.w3.org/1998/Math/MathML" display="block">
  <semantics>
    <mrow>
      <mi>K</mi>
      <mrow>
        <mrow>
          <mo fence="true" form="prefix" stretchy="false">(</mo>
          <mrow>
            <mi>r</mi>
          </mrow>
          <mo fence="true" form="postfix" stretchy="false">)</mo>
        </mrow>
        <mo stretchy="false">=</mo>
        <mi>K</mi>
      </mrow>
      <mrow>
        <mo fence="true" form="prefix" stretchy="false">(</mo>
        <mrow>
          <mrow>
            <mo stretchy="false">−</mo>
            <mi>r</mi>
          </mrow>
        </mrow>
        <mo fence="true" form="postfix" stretchy="false">)</mo>
      </mrow>
    </mrow>
    <annotation encoding="StarMath 5.0">K( r ) = K( -r )</annotation>
  </semantics>
</math>
</file>

<file path=Object 18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∣</mo>
            <mi>y</mi>
          </mrow>
        </mrow>
        <mo fence="true" form="postfix" stretchy="false">)</mo>
      </mrow>
    </mrow>
    <annotation encoding="StarMath 5.0">p( x divides y )</annotation>
  </semantics>
</math>
</file>

<file path=Object 1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form="prefix" stretchy="false">(</mo>
          <mrow>
            <mrow>
              <mi>x</mi>
              <mo stretchy="false">|</mo>
              <mi>y</mi>
            </mrow>
          </mrow>
          <mo fence="true" form="postfix" stretchy="false">)</mo>
        </mrow>
        <mo stretchy="false">=</mo>
        <mfrac>
          <mn>1</mn>
          <mrow>
            <msub>
              <mi>L</mi>
              <mi>y</mi>
            </msub>
            <mi>V</mi>
            <mrow>
              <mo fence="true" form="prefix" stretchy="false">(</mo>
              <mrow>
                <mi>h</mi>
              </mrow>
              <mo fence="true" form="postfix" stretchy="false">)</mo>
            </mrow>
          </mrow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form="prefix" stretchy="true">(</mo>
        <mrow>
          <mfrac>
            <mrow>
              <mi>ρ</mi>
              <mrow>
                <mo fence="true" form="prefix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</mrow>
            <mi>h</mi>
          </mfrac>
        </mrow>
        <mo fence="true" form="postfix" stretchy="true">)</mo>
      </mrow>
    </mrow>
    <annotation encoding="StarMath 5.0">hat p(x mline y)={1}over{L_y V(h)} sum csub {i:y=y_i}  K{ left ( { %rho(x,x_i) } over {h} right ) }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A</mi>
              </mrow>
              <mo fence="true" stretchy="false">)</mo>
            </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A) P(B mline A)  } over { P(B) }</annotation>
  </semantics>
</math>
</file>

<file path=Object 2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{ {1}over{m V(h)} } sum from {j=1} to {m}  K left( {%rho (x, x_j)}over{h} right)</annotation>
  </semantics>
</math>
</file>

<file path=Object 22/content.xml><?xml version="1.0" encoding="utf-8"?>
<math xmlns="http://www.w3.org/1998/Math/MathML" display="block">
  <semantics>
    <msub>
      <mi>L</mi>
      <mi>y</mi>
    </msub>
    <annotation encoding="StarMath 5.0">L_y</annotation>
  </semantics>
</math>
</file>

<file path=Object 24/content.xml><?xml version="1.0" encoding="utf-8"?>
<math xmlns="http://www.w3.org/1998/Math/MathML" display="block">
  <semantics>
    <mrow>
      <mi>ρ</mi>
      <mrow>
        <mo fence="true" form="prefix" stretchy="false">(</mo>
        <mrow>
          <mrow>
            <msub>
              <mi>x</mi>
              <mi>i</mi>
            </msub>
            <mi>,</mi>
            <msub>
              <mi>x</mi>
              <mi>j</mi>
            </msub>
          </mrow>
        </mrow>
        <mo fence="true" form="postfix" stretchy="false">)</mo>
      </mrow>
    </mrow>
    <annotation encoding="StarMath 5.0">ρ( x_i,x_j )</annotation>
  </semantics>
</math>
</file>

<file path=Object 27/content.xml><?xml version="1.0" encoding="utf-8"?>
<math xmlns="http://www.w3.org/1998/Math/MathML" display="block">
  <semantics>
    <mrow>
      <mi>V</mi>
      <mrow>
        <mo fence="true" form="prefix" stretchy="false">(</mo>
        <mrow>
          <mi>h</mi>
        </mrow>
        <mo fence="true" form="postfix" stretchy="false">)</mo>
      </mrow>
    </mrow>
    <annotation encoding="StarMath 5.0">V( h )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μ</mi>
                            <mi>y</mi>
                          </msub>
                        </mrow>
                      </mrow>
                      <mo fence="true" stretchy="false">)</mo>
                    </mrow>
                    <mi>T</mi>
                  </msup>
                  <msubsup>
                    <mi mathvariant="normal">Σ</mi>
                    <mi>y</mi>
                    <mrow>
                      <mo stretchy="false">−</mo>
                      <mn>1</mn>
                    </mrow>
                  </msubsup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μ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sub>
                <mi mathvariant="normal">Σ</mi>
                <mi>y</mi>
              </msub>
            </mrow>
          </msqrt>
        </mfrac>
      </mrow>
      <mi>;</mi>
      <mrow>
        <mi>y</mi>
        <mo stretchy="false">∈</mo>
        <mi>Y</mi>
      </mrow>
    </mrow>
    <annotation encoding="StarMath 5.0">p( x mline y ) =  { exp left(-{{1}over{2}}(x-%mu_y)^T %SIGMA_y^-1 (x-%mu_y) right)   } over { sqrt{(2 %pi) ^n det %SIGMA_y }  } ; y in Y</annotation>
  </semantics>
</math>
</file>

<file path=Object 2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

<file path=Object 30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3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frac>
        <mo stretchy="false">∂</mo>
        <mrow>
          <mo stretchy="false">∂</mo>
          <mi>θ</mi>
        </mrow>
      </mfrac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frac>
              <mo stretchy="false">∂</mo>
              <mrow>
                <mo stretchy="false">∂</mo>
                <mi>θ</mi>
              </mrow>
            </mfrac>
            <mi>ln</mi>
            <mi>φ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i>θ</mi>
                </mrow>
              </mrow>
              <mo fence="true" stretchy="false">)</mo>
            </mrow>
          </mrow>
        </mrow>
        <mo stretchy="false">=</mo>
        <mn>0</mn>
      </mrow>
    </mrow>
    <annotation encoding="StarMath 5.0">{partial} over {partial %theta} L(%theta, X) = sum from{i=1} to {m} { {partial} over {partial %theta} ln %varphi(x_i,%theta) } = 0   </annotation>
  </semantics>
</math>
</file>

<file path=Object 37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8/content.xml><?xml version="1.0" encoding="utf-8"?>
<math xmlns="http://www.w3.org/1998/Math/MathML" display="block">
  <semantics>
    <mrow>
      <mrow>
        <mo stretchy="false">∫</mo>
        <mi>K</mi>
      </mrow>
      <mrow>
        <mo fence="true" form="prefix" stretchy="false">(</mo>
        <mrow>
          <mi>r</mi>
        </mrow>
        <mo fence="true" form="postfix" stretchy="false">)</mo>
      </mrow>
      <mrow>
        <mi mathvariant="italic">dr</mi>
        <mo stretchy="false">=</mo>
        <mn>1</mn>
      </mrow>
    </mrow>
    <annotation encoding="StarMath 5.0">int K( r ) dr = 1</annotation>
  </semantics>
</math>
</file>

<file path=Object 49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form="prefix" stretchy="false">(</mo>
        <mrow>
          <mi>y</mi>
        </mrow>
        <mo fence="true" form="postfix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form="prefix" stretchy="true">(</mo>
        <mrow>
          <mfrac>
            <mrow>
              <mi>ρ</mi>
              <mrow>
                <mo fence="true" form="prefix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</mrow>
            <mi>h</mi>
          </mfrac>
        </mrow>
        <mo fence="true" form="postfix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5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6/content.xml><?xml version="1.0" encoding="utf-8"?>
<math xmlns="http://www.w3.org/1998/Math/MathML" display="block">
  <semantics>
    <msub>
      <mi>λ</mi>
      <mi>y</mi>
    </msub>
    <annotation encoding="StarMath 5.0">λ_{y}</annotation>
  </semantics>
</math>
</file>

<file path=Object 61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62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63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row>
              <mi>'</mi>
              <mo stretchy="false">×</mo>
              <mi>Y</mi>
            </mrow>
            <mi>'</mi>
          </mrow>
        </mrow>
        <mo fence="true" form="postfix" stretchy="false">)</mo>
      </mrow>
      <mo stretchy="false">⊂</mo>
      <mrow>
        <mo fence="true" form="prefix" stretchy="false">(</mo>
        <mrow>
          <mrow>
            <mi>X</mi>
            <mo stretchy="false">×</mo>
            <mi>Y</mi>
          </mrow>
        </mrow>
        <mo fence="true" form="postfix" stretchy="false">)</mo>
      </mrow>
    </mrow>
    <annotation encoding="StarMath 5.0">(X' times Y') subset (X times Y)</annotation>
  </semantics>
</math>
</file>

<file path=Object 64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6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7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8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 y )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)={1}over{m V(h)} sum from{i=1} to{m}  K{ left ( { %rho(x,x_i)} over {h} right ) }</annotation>
  </semantics>
</math>
</file>